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text-properties officeooo:rsid="000b45f9"/>
    </style:style>
    <style:style style:name="P3" style:family="paragraph" style:parent-style-name="Standard">
      <style:paragraph-properties fo:text-align="start" style:justify-single-word="false" fo:text-indent="0in" style:auto-text-indent="false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cccccc" loext:opacity="100%" style:font-name="Monospace" fo:font-size="10pt" style:font-size-asian="10pt"/>
    </style:style>
    <style:style style:name="T2" style:family="text">
      <style:text-properties fo:color="#569cd6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739eca" loext:opacity="100%" style:font-name="Monospace" fo:font-size="10pt" fo:font-weight="bold" style:font-size-asian="10pt" style:font-weight-asian="bold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fo:color="#cc9b75" loext:opacity="100%" style:font-name="Monospace" fo:font-size="10pt" style:font-size-asian="10pt"/>
    </style:style>
    <style:style style:name="T9" style:family="text">
      <style:text-properties fo:color="#b788d3" loext:opacity="100%" style:font-name="Monospace" fo:font-size="10pt" style:font-size-asian="10pt"/>
    </style:style>
    <style:style style:name="T10" style:family="text">
      <style:text-properties fo:color="#b788d3" loext:opacity="100%" style:font-name="Monospace" fo:font-size="10pt" fo:font-style="italic" style:font-size-asian="10pt" style:font-style-asian="italic"/>
    </style:style>
    <style:style style:name="T11" style:family="text">
      <style:text-properties fo:color="#00b8b8" loext:opacity="100%" style:font-name="Monospace" fo:font-size="10pt" style:font-size-asian="10pt"/>
    </style:style>
    <style:style style:name="T12" style:family="text">
      <style:text-properties fo:color="#00b8b8" loext:opacity="100%" style:font-name="Monospace" fo:font-size="10pt" fo:font-style="italic" style:font-size-asian="10pt" style:font-style-asian="italic"/>
    </style:style>
    <style:style style:name="T13" style:family="text">
      <style:text-properties fo:color="#cac580" loext:opacity="100%" style:font-name="Monospace" fo:font-size="10pt" fo:font-weight="bold" style:font-size-asian="10pt" style:font-weight-asian="bold"/>
    </style:style>
    <style:style style:name="T14" style:family="text">
      <style:text-properties fo:color="#c0c0c0" loext:opacity="100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t1.date_tri, </text:p>
      <text:p text:style-name="Standard"><text:s text:c="2"/>t1.famille_materiaux,</text:p>
      <text:p text:style-name="Standard"><text:s text:c="2"/>sum(t1.poids_caracterise::numeric) /sum (DISTINCT t2.poids_net_pesee)</text:p>
      <text:p text:style-name="Standard"><text:s text:c="2"/></text:p>
      <text:p text:style-name="Standard">from staging_staging.my_caracterisation t1 </text:p>
      <text:p text:style-name="Standard">left join staging_staging.my_pesee t2</text:p>
      <text:p text:style-name="Standard">on t1.pesee_id = t2.pesee_id</text:p>
      <text:p text:style-name="Standard">group by t1.date_tri, <text:s text:c="7"/></text:p>
      <text:p text:style-name="Standard"><text:s text:c="8"/>t1.famille_materiaux</text:p>
      <text:p text:style-name="Standard">order by t1.date_tri ASC</text:p>
      <text:p text:style-name="Standard"/>
      <text:p text:style-name="Standard"/>
      <text:p text:style-name="P3" loext:marker-style-name="T7"><text:span text:style-name="T6">SELECT</text:span><text:span text:style-name="T1"> *</text:span></text:p>
      <text:p text:style-name="P3" loext:marker-style-name="T7"><text:span text:style-name="T6">from</text:span><text:span text:style-name="T1"> </text:span><text:span text:style-name="T8">staging_staging</text:span><text:span text:style-name="T1">.</text:span><text:span text:style-name="T9">my_caracterisation</text:span><text:span text:style-name="T1"> </text:span><text:span text:style-name="T10">t1</text:span><text:span text:style-name="T1"> </text:span></text:p>
      <text:p text:style-name="P3" loext:marker-style-name="T7"><text:span text:style-name="T6">left</text:span><text:span text:style-name="T1"> </text:span><text:span text:style-name="T6">join</text:span><text:span text:style-name="T1"> </text:span><text:span text:style-name="T8">staging_staging</text:span><text:span text:style-name="T1">.</text:span><text:span text:style-name="T9">my_pesee</text:span><text:span text:style-name="T1"> </text:span><text:span text:style-name="T10">t2</text:span></text:p>
      <text:p text:style-name="P3" loext:marker-style-name="T7"><text:span text:style-name="T6">on</text:span><text:span text:style-name="T1"> </text:span><text:span text:style-name="T10">t1</text:span><text:span text:style-name="T1">.</text:span><text:span text:style-name="T11">pesee_id</text:span><text:span text:style-name="T1"> = </text:span><text:span text:style-name="T10">t2</text:span><text:span text:style-name="T1">.</text:span><text:span text:style-name="T11">pesee_id</text:span></text:p>
      <text:p text:style-name="P3" loext:marker-style-name="T7"><text:span text:style-name="T6">where</text:span><text:span text:style-name="T1"> </text:span><text:span text:style-name="T10">t1</text:span><text:span text:style-name="T1">.</text:span><text:span text:style-name="T11">famille_materiaux</text:span><text:span text:style-name="T1"> = </text:span><text:span text:style-name="T13">'Autres papiers recyclables'</text:span></text:p>
      <text:p text:style-name="P3" loext:marker-style-name="T7"><text:span text:style-name="T6">and</text:span><text:span text:style-name="T1"> </text:span><text:span text:style-name="T10">t1</text:span><text:span text:style-name="T1">.</text:span><text:span text:style-name="T11">date_tri</text:span><text:span text:style-name="T1"> =</text:span><text:span text:style-name="T13">'2023-02-03'</text:span></text:p>
      <text:p text:style-name="P4" loext:marker-style-name="T7"/>
      <text:p text:style-name="P4" loext:marker-style-name="T7"/>
      <text:p text:style-name="P4" loext:marker-style-name="T7"/>
      <text:p text:style-name="P3" loext:marker-style-name="T7"><text:span text:style-name="T6">select</text:span><text:span text:style-name="T1"> *,</text:span></text:p>
      <text:p text:style-name="P3" loext:marker-style-name="T7"><text:span text:style-name="T1"><text:tab/></text:span><text:span text:style-name="T6">case</text:span><text:span text:style-name="T1"> </text:span></text:p>
      <text:p text:style-name="P3" loext:marker-style-name="T7"><text:span text:style-name="T1"><text:tab/><text:tab/></text:span><text:span text:style-name="T6">when</text:span><text:span text:style-name="T1"> </text:span><text:span text:style-name="T11">famille_materiaux</text:span><text:span text:style-name="T1"> </text:span><text:span text:style-name="T6">is</text:span><text:span text:style-name="T1"> </text:span><text:span text:style-name="T6">null</text:span><text:span text:style-name="T1"> </text:span><text:span text:style-name="T6">or</text:span><text:span text:style-name="T1"> </text:span><text:span text:style-name="T11">famille_materiaux</text:span><text:span text:style-name="T1"> = </text:span><text:span text:style-name="T13">''</text:span><text:span text:style-name="T1"> </text:span><text:span text:style-name="T6">then</text:span><text:span text:style-name="T1"> </text:span><text:span text:style-name="T13">'Autres'</text:span></text:p>
      <text:p text:style-name="P3" loext:marker-style-name="T7"><text:span text:style-name="T1"><text:tab/><text:tab/></text:span><text:span text:style-name="T6">else</text:span><text:span text:style-name="T1"> </text:span><text:span text:style-name="T11">famille_materiaux</text:span></text:p>
      <text:p text:style-name="P3" loext:marker-style-name="T7"><text:span text:style-name="T1"><text:tab/></text:span><text:span text:style-name="T6">end</text:span><text:span text:style-name="T1"> </text:span><text:span text:style-name="T6">as</text:span><text:span text:style-name="T1"> </text:span><text:span text:style-name="T12">famille_materiaux</text:span></text:p>
      <text:p text:style-name="P3" loext:marker-style-name="T7"><text:span text:style-name="T6">from</text:span><text:span text:style-name="T1"> </text:span><text:span text:style-name="T8">staging_staging</text:span><text:span text:style-name="T1">.</text:span><text:span text:style-name="T9">my_caracterisation</text:span><text:span text:style-name="T1"> </text:span></text:p>
      <text:p text:style-name="P3" loext:marker-style-name="T7"><text:span text:style-name="T6">where</text:span><text:span text:style-name="T1"> </text:span><text:span text:style-name="T11">pesee_id</text:span><text:span text:style-name="T1"> = </text:span><text:span text:style-name="T14">1510669</text:span></text:p>
      <text:p text:style-name="P4" loext:marker-style-name="T7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4:54:07.552892587</meta:creation-date>
    <dc:date>2024-08-08T16:58:09.099746133</dc:date>
    <meta:editing-duration>PT2H4M2S</meta:editing-duration>
    <meta:editing-cycles>1</meta:editing-cycles>
    <meta:document-statistic meta:table-count="0" meta:image-count="0" meta:object-count="0" meta:page-count="1" meta:paragraph-count="23" meta:word-count="72" meta:character-count="707" meta:non-whitespace-character-count="624"/>
    <meta:generator>LibreOffice/7.6.7.2$Linux_X86_64 LibreOffice_project/60$Build-2</meta:generator>
  </office:meta>
</office:document-meta>
</file>